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1232ba" officeooo:paragraph-rsid="001232ba" style:font-size-asian="12.25pt" style:font-size-complex="14pt"/>
    </style:style>
    <style:style style:name="P3" style:family="paragraph" style:parent-style-name="Standard">
      <style:text-properties fo:font-size="14pt" officeooo:rsid="001323e2" officeooo:paragraph-rsid="001323e2" style:font-size-asian="12.25pt" style:font-size-complex="14pt"/>
    </style:style>
    <style:style style:name="P4" style:family="paragraph" style:parent-style-name="Standard">
      <style:paragraph-properties fo:break-before="page"/>
      <style:text-properties fo:font-size="14pt" officeooo:rsid="001323e2" officeooo:paragraph-rsid="001323e2" style:font-size-asian="12.25pt" style:font-size-complex="14pt"/>
    </style:style>
    <style:style style:name="P5" style:family="paragraph" style:parent-style-name="Standard">
      <style:paragraph-properties fo:break-before="page"/>
      <style:text-properties fo:font-size="14pt" officeooo:paragraph-rsid="001323e2" style:font-size-asian="12.25pt" style:font-size-complex="14pt"/>
    </style:style>
    <style:style style:name="P6" style:family="paragraph" style:parent-style-name="Standard">
      <style:text-properties fo:font-size="14pt" officeooo:paragraph-rsid="001323e2" style:font-size-asian="12.25pt" style:font-size-complex="14pt"/>
    </style:style>
    <style:style style:name="P7" style:family="paragraph" style:parent-style-name="Standard">
      <style:text-properties fo:font-size="12pt" officeooo:rsid="001323e2" officeooo:paragraph-rsid="001323e2" style:font-size-asian="12pt" style:font-size-complex="12pt"/>
    </style:style>
    <style:style style:name="P8" style:family="paragraph" style:parent-style-name="Standard">
      <style:paragraph-properties fo:break-before="page"/>
      <style:text-properties fo:font-size="12pt" officeooo:rsid="001323e2" officeooo:paragraph-rsid="001323e2" style:font-size-asian="12pt" style:font-size-complex="12pt"/>
    </style:style>
    <style:style style:name="P9" style:family="paragraph" style:parent-style-name="Standard">
      <style:text-properties fo:font-size="12pt" officeooo:rsid="001323e2" officeooo:paragraph-rsid="00141654" style:font-size-asian="12pt" style:font-size-complex="12pt"/>
    </style:style>
    <style:style style:name="T1" style:family="text">
      <style:text-properties officeooo:rsid="001232ba"/>
    </style:style>
    <style:style style:name="T2" style:family="text">
      <style:text-properties style:font-size-asian="14pt"/>
    </style:style>
    <style:style style:name="T3" style:family="text">
      <style:text-properties officeooo:rsid="001232ba" style:font-size-asian="14pt"/>
    </style:style>
    <style:style style:name="T4" style:family="text">
      <style:text-properties officeooo:rsid="001323e2" style:font-size-asian="14pt"/>
    </style:style>
    <style:style style:name="T5" style:family="text">
      <style:text-properties officeooo:rsid="001323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GEORGE REJI <text:s text:c="9"/></text:p>
      <text:p text:style-name="P1">CLASS:S5-DS</text:p>
      <text:p text:style-name="P1">ROLL NO: 32</text:p>
      <text:p text:style-name="P1">DATE:<text:span text:style-name="T1">07</text:span>-<text:span text:style-name="T1">10</text:span>-2024</text:p>
      <text:p text:style-name="P1">EXPERIMENT NO:<text:span text:style-name="T1">12</text:span></text:p>
      <text:p text:style-name="P1">EXPERIMENT NAME: <text:span text:style-name="T1">Trigger to insert total &amp; average mark</text:span> </text:p>
      <text:p text:style-name="P1"/>
      <text:p text:style-name="P1">AIM: <text:span text:style-name="T1">C</text:span><text:span text:style-name="T3">reate a trigger so that total &amp; average of specified marks is automatically inserted whenever a record is inserted.</text:span></text:p>
      <text:p text:style-name="P1"><text:span text:style-name="T3"/></text:p>
      <text:p text:style-name="P2"><text:span text:style-name="T2">TABLE DESIGN:</text:span></text:p>
      <text:p text:style-name="P2"><text:span text:style-name="T2"/></text:p>
      <text:p text:style-name="P2"><text:span text:style-name="T2">CREATE TABLE Student (Sid INT PRIMARY KEY,name VARCHAR(50),Subj1 INT,Subj2 INT,Subj3 INT,Total INT,Avg DECIMAL(5, 2));</text:span></text:p>
      <text:p text:style-name="P2"><text:span text:style-name="T2"/></text:p>
      <text:p text:style-name="P2"><text:span text:style-name="T2">INSERT INTO Student (Sid, name, Subj1, Subj2, Subj3) VALUES (1, 'John Doe', 80, 90, 85);</text:span></text:p>
      <text:p text:style-name="P2"><text:span text:style-name="T2"/></text:p>
      <text:p text:style-name="P2"><text:span text:style-name="T2">INSERT INTO Student (Sid, name, Subj1, Subj2, Subj3) VALUES (2, 'Jane Smith', 70, 75, 80);</text:span></text:p>
      <text:p text:style-name="P2"><text:span text:style-name="T2"/></text:p>
      <text:p text:style-name="P2"><text:span text:style-name="T2">INSERT INTO Student (Sid, name, Subj1, Subj2, Subj3) VALUES (3, 'Alice Johnson', 85, 95, 90);</text:span></text:p>
      <text:p text:style-name="P2"><text:span text:style-name="T2"/></text:p>
      <text:p text:style-name="P2"><text:span text:style-name="T2"/></text:p>
      <text:p text:style-name="P3"><text:span text:style-name="T2">PROGRAM:</text:span></text:p>
      <text:p text:style-name="P3"><text:span text:style-name="T2"/></text:p>
      <text:p text:style-name="P3"><text:span text:style-name="T2">CREATE OR REPLACE TRIGGER calculate_total_avg</text:span></text:p>
      <text:p text:style-name="P3"><text:span text:style-name="T2">BEFORE INSERT OR UPDATE ON Student</text:span></text:p>
      <text:p text:style-name="P3"><text:span text:style-name="T2">FOR EACH ROW</text:span></text:p>
      <text:p text:style-name="P3"><text:span text:style-name="T2">BEGIN</text:span></text:p>
      <text:p text:style-name="P3"><text:span text:style-name="T2"><text:s text:c="4"/>:NEW.TOTAL := :NEW.SUBJ1 + :NEW.SUBJ2 + :NEW.SUBJ3;</text:span></text:p>
      <text:p text:style-name="P3"><text:span text:style-name="T2"><text:s text:c="4"/>:NEW.AVG := :NEW.TOTAL / 3;</text:span></text:p>
      <text:p text:style-name="P3"><text:span text:style-name="T2">END;</text:span></text:p>
      <text:p text:style-name="P3"><text:span text:style-name="T2">/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4"><text:span text:style-name="T2">OUTPUT:<text:line-break/></text:span></text:p>
      <text:p text:style-name="P3"><text:span text:style-name="T2">@/home/dspl33/george/trig.sql</text:span></text:p>
      <text:p text:style-name="P3"><text:span text:style-name="T2">Trigger created.</text:span></text:p>
      <text:p text:style-name="P3"><text:span text:style-name="T2"/></text:p>
      <text:p text:style-name="P3"><text:span text:style-name="T2"/></text:p>
      <text:p text:style-name="P3"><text:span text:style-name="T2">select * from student;</text:span></text:p>
      <text:p text:style-name="P3"><text:span text:style-name="T2"/></text:p>
      <text:p text:style-name="P9">SID NAME <text:tab/><text:tab/><text:tab/> <text:s text:c="2"/>SUBJ1 <text:s text:c="5"/>SUBJ2<text:tab/> <text:s text:c="3"/>SUBJ3 <text:s text:c="7"/>TOTAL<text:tab/> AVG</text:p>
      <text:p text:style-name="P9">1 John Doe<text:tab/><text:tab/><text:tab/> <text:s text:c="4"/>80<text:tab/> <text:s text:c="15"/>90<text:tab/> <text:s text:c="11"/>85 <text:s text:c="9"/>255<text:tab/> <text:s text:c="10"/>85</text:p>
      <text:p text:style-name="P9">2 Jane Smith<text:tab/><text:tab/> <text:s text:c="16"/>70<text:tab/> <text:s text:c="15"/>75<text:tab/> <text:s text:c="11"/>80 <text:s text:c="10"/>225<text:tab/> <text:s text:c="10"/>75</text:p>
      <text:p text:style-name="P9">3 Alice Johnson<text:tab/><text:tab/> <text:s text:c="5"/>85<text:tab/> <text:s text:c="15"/>95<text:tab/> <text:s text:c="11"/>90 <text:s text:c="10"/>270<text:tab/> <text:s text:c="10"/>90</text:p>
      <text:p text:style-name="P9"/>
      <text:p text:style-name="P5">NAME:GEORGE REJI <text:s text:c="9"/></text:p>
      <text:p text:style-name="P6">CLASS:S5-DS</text:p>
      <text:p text:style-name="P6">ROLL NO: 32</text:p>
      <text:p text:style-name="P6">DATE:<text:span text:style-name="T1">07</text:span>-<text:span text:style-name="T1">10</text:span>-2024</text:p>
      <text:p text:style-name="P6">EXPERIMENT NO:<text:span text:style-name="T1">1</text:span><text:span text:style-name="T5">1</text:span></text:p>
      <text:p text:style-name="P6"><text:span text:style-name="T2">EXPERIMENT NAME: </text:span><text:span text:style-name="T3">Trigger </text:span></text:p>
      <text:p text:style-name="P6"><text:span text:style-name="T3"/></text:p>
      <text:p text:style-name="P6"><text:span text:style-name="T3">AIM:</text:span><text:span text:style-name="T4">CREATE A TRIGGER TO PRINT FOLLOWING MESSAGES WHEN INSERTED,DELETED OR UPDATED OPERATION IS PERFORMED ON STUDENT TABLE IN PREVIOUS EXPERIMENT.</text:span></text:p>
      <text:p text:style-name="P6"><text:span text:style-name="T4"/></text:p>
      <text:p text:style-name="P3"><text:span text:style-name="T2">TABLE DESIGN:<text:line-break/><text:line-break/>CREATE TABLE Student1(roll_number INT,name VARCHAR(50),s1_grade INT,s2_grade INT);</text:span></text:p>
      <text:p text:style-name="P3"><text:span text:style-name="T2"/></text:p>
      <text:p text:style-name="P3"><text:span text:style-name="T2">INSERT INTO Student1 values(101,'John doe',9,9);</text:span></text:p>
      <text:p text:style-name="P3"><text:span text:style-name="T2">INSERT INTO Student1 values(102,'Jone Smith',1,7);</text:span></text:p>
      <text:p text:style-name="P3"><text:span text:style-name="T2">INSERT INTO Student1 values(103,'Alice Johnson',2,6);</text:span></text:p>
      <text:p text:style-name="P3"><text:span text:style-name="T2">INSERT INTO Student1 values(104,'Bob Smith',7,8);</text:span></text:p>
      <text:p text:style-name="P3"><text:span text:style-name="T2">INSERT INTO Student1 values(105,'Emma Watson',8,6);</text:span></text:p>
      <text:p text:style-name="P3"><text:span text:style-name="T2"/></text:p>
      <text:p text:style-name="P3"><text:span text:style-name="T2">select *from Student1;</text:span></text:p>
      <text:p text:style-name="P3"><text:span text:style-name="T2"/></text:p>
      <text:p text:style-name="P7">ROLL_NUMBER NAME<text:tab/><text:tab/><text:tab/><text:tab/><text:tab/><text:tab/> S1_GRADE <text:s text:c="2"/>S2_GRADE</text:p>
      <text:p text:style-name="P7">----------- -------------------------------------------------- ---------- ----------</text:p>
      <text:p text:style-name="P7"><text:tab/>101 John doe<text:tab/><text:tab/><text:tab/><text:tab/><text:tab/><text:tab/><text:tab/> <text:s text:c="9"/>9<text:tab/> <text:s text:c="2"/>9</text:p>
      <text:p text:style-name="P7"><text:tab/>102 Jone Smith<text:tab/><text:tab/><text:tab/><text:tab/><text:tab/><text:tab/><text:tab/>1<text:tab/> <text:s text:c="2"/>7</text:p>
      <text:p text:style-name="P7"><text:tab/>103 Alice Johnson<text:tab/><text:tab/><text:tab/><text:tab/><text:tab/> <text:s text:c="11"/><text:tab/>2<text:tab/> <text:s text:c="2"/>6</text:p>
      <text:p text:style-name="P7"><text:tab/>104 Bob Smith<text:tab/><text:tab/><text:tab/><text:tab/><text:tab/><text:tab/><text:tab/>7<text:tab/> <text:s text:c="2"/>8</text:p>
      <text:p text:style-name="P7"><text:tab/>105 Emma Watson <text:tab/><text:tab/><text:tab/><text:tab/><text:tab/><text:tab/> <text:s text:c="9"/>8<text:tab/> <text:s text:c="2"/>6</text:p>
      <text:p text:style-name="P3"><text:span text:style-name="T2"/></text:p>
      <text:p text:style-name="P3"><text:span text:style-name="T2"/></text:p>
      <text:p text:style-name="P3"><text:span text:style-name="T2">PROGRAM:</text:span></text:p>
      <text:p text:style-name="P3"><text:span text:style-name="T2"/></text:p>
      <text:p text:style-name="P3"><text:span text:style-name="T2">CREATE OR REPLACE TRIGGER StudentTrigger</text:span></text:p>
      <text:p text:style-name="P3"><text:span text:style-name="T2">AFTER INSERT OR DELETE OR UPDATE ON Student1</text:span></text:p>
      <text:p text:style-name="P3"><text:span text:style-name="T2">FOR EACH ROW</text:span></text:p>
      <text:p text:style-name="P3"><text:span text:style-name="T2">DECLARE</text:span></text:p>
      <text:p text:style-name="P3"><text:span text:style-name="T2"><text:s text:c="4"/>v_action_msg VARCHAR(100);</text:span></text:p>
      <text:p text:style-name="P3"><text:span text:style-name="T2">BEGIN</text:span></text:p>
      <text:p text:style-name="P3"><text:span text:style-name="T2"><text:s text:c="4"/>IF INSERTING THEN</text:span></text:p>
      <text:p text:style-name="P3"><text:span text:style-name="T2"><text:s text:c="8"/>v_action_msg := 'Inserting ' || :NEW.name;</text:span></text:p>
      <text:p text:style-name="P3"><text:span text:style-name="T2"><text:s text:c="4"/>ELSIF DELETING THEN</text:span></text:p>
      <text:p text:style-name="P3"><text:span text:style-name="T2"><text:s text:c="8"/>v_action_msg := 'Deleting ' || :OLD.name;</text:span></text:p>
      <text:p text:style-name="P3"><text:span text:style-name="T2"><text:s text:c="4"/>ELSIF UPDATING THEN</text:span></text:p>
      <text:p text:style-name="P3"><text:soft-page-break/><text:span text:style-name="T2"><text:s text:c="8"/>IF :OLD.name != :NEW.name THEN</text:span></text:p>
      <text:p text:style-name="P3"><text:span text:style-name="T2"><text:s text:c="12"/>v_action_msg := 'Updated to ' || :NEW.name;</text:span></text:p>
      <text:p text:style-name="P3"><text:span text:style-name="T2"><text:s text:c="8"/>ELSE</text:span></text:p>
      <text:p text:style-name="P3"><text:span text:style-name="T2"><text:s text:c="12"/>v_action_msg := 'Updated name remains ' || :NEW.name;</text:span></text:p>
      <text:p text:style-name="P3"><text:span text:style-name="T2"><text:s text:c="8"/>END IF;</text:span></text:p>
      <text:p text:style-name="P3"><text:span text:style-name="T2"><text:s text:c="4"/>END IF;</text:span></text:p>
      <text:p text:style-name="P3"><text:span text:style-name="T2"/></text:p>
      <text:p text:style-name="P3"><text:span text:style-name="T2"><text:s text:c="4"/>DBMS_OUTPUT.PUT_LINE('Operation: ' || CASE </text:span></text:p>
      <text:p text:style-name="P3"><text:span text:style-name="T2"><text:s text:c="8"/>WHEN INSERTING THEN 'Insert'</text:span></text:p>
      <text:p text:style-name="P3"><text:span text:style-name="T2"><text:s text:c="8"/>WHEN DELETING THEN 'Delete'</text:span></text:p>
      <text:p text:style-name="P3"><text:span text:style-name="T2"><text:s text:c="8"/>WHEN UPDATING THEN 'Update'</text:span></text:p>
      <text:p text:style-name="P3"><text:span text:style-name="T2"><text:s text:c="4"/>END || '; Action/Message: ' || v_action_msg);</text:span></text:p>
      <text:p text:style-name="P3"><text:span text:style-name="T2">END;</text:span></text:p>
      <text:p text:style-name="P3"><text:span text:style-name="T2">/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OUTPUT:</text:span></text:p>
      <text:p text:style-name="P3"><text:span text:style-name="T2"/></text:p>
      <text:p text:style-name="P3"><text:span text:style-name="T2">@/home/dspl33/george/trig1.sql</text:span></text:p>
      <text:p text:style-name="P3"><text:span text:style-name="T2"/></text:p>
      <text:p text:style-name="P3"><text:span text:style-name="T2">Trigger created.</text:span></text:p>
      <text:p text:style-name="P3"><text:span text:style-name="T2"/></text:p>
      <text:p text:style-name="P3"><text:span text:style-name="T2"/></text:p>
      <text:p text:style-name="P3"><text:span text:style-name="T2">select*from Student1;</text:span></text:p>
      <text:p text:style-name="P3"><text:span text:style-name="T2"/></text:p>
      <text:p text:style-name="P7">ROLL_NUMBER NAME<text:tab/><text:tab/><text:tab/><text:tab/><text:tab/><text:tab/> S1_GRADE <text:s text:c="2"/>S2_GRADE</text:p>
      <text:p text:style-name="P7">----------- -------------------------------------------------- ---------- ----------</text:p>
      <text:p text:style-name="P7"><text:tab/>102 Jone Smith<text:tab/><text:tab/><text:tab/><text:tab/><text:tab/><text:tab/><text:tab/>1<text:tab/> <text:s text:c="2"/>7</text:p>
      <text:p text:style-name="P7"><text:tab/>103 Alice Johnson<text:tab/><text:tab/><text:tab/><text:tab/><text:tab/><text:tab/> <text:s text:c="10"/>2<text:tab/> <text:s text:c="2"/>6</text:p>
      <text:p text:style-name="P7"><text:tab/>104 Bob Smith<text:tab/><text:tab/><text:tab/><text:tab/><text:tab/><text:tab/><text:tab/>7<text:tab/> <text:s text:c="2"/>8</text:p>
      <text:p text:style-name="P7"><text:tab/>105 Emma Watson <text:tab/><text:tab/><text:tab/><text:tab/><text:tab/><text:tab/> <text:s text:c="10"/>8<text:tab/> <text:s text:c="2"/>6</text:p>
      <text:p text:style-name="P7"><text:tab/>105 Emma Watson <text:tab/><text:tab/><text:tab/><text:tab/><text:tab/><text:tab/> <text:s text:c="9"/>8<text:tab/> <text:s text:c="2"/>6</text:p>
      <text:p text:style-name="P7"><text:tab/>109 rohan<text:tab/><text:tab/><text:tab/><text:tab/><text:tab/><text:tab/> <text:s text:c="20"/>10<text:tab/> <text:s/>20</text:p>
      <text:p text:style-name="P7"/>
      <text:p text:style-name="P7"/>
      <text:p text:style-name="P7">update Student1 set s1_grade=10 where roll_number=102;</text:p>
      <text:p text:style-name="P7">Operation: Update; Action/Message: Updated name remains Jone Smith</text:p>
      <text:p text:style-name="P7"/>
      <text:p text:style-name="P7">1 row updated.</text:p>
      <text:p text:style-name="P7"/>
      <text:p text:style-name="P7"/>
      <text:p text:style-name="P7"/>
      <text:p text:style-name="P8">select*from Student1;</text:p>
      <text:p text:style-name="P7"/>
      <text:p text:style-name="P7">ROLL_NUMBER NAME<text:tab/><text:tab/><text:tab/><text:tab/><text:tab/><text:tab/> S1_GRADE <text:s text:c="2"/>S2_GRADE</text:p>
      <text:p text:style-name="P7">----------- -------------------------------------------------- ---------- ----------</text:p>
      <text:p text:style-name="P7"><text:tab/>102 Jone Smith<text:tab/><text:tab/><text:tab/><text:tab/><text:tab/><text:tab/> <text:s text:c="7"/>10<text:tab/> <text:s text:c="2"/>7</text:p>
      <text:p text:style-name="P7"><text:tab/>103 Alice Johnson<text:tab/><text:tab/><text:tab/> <text:s text:c="20"/><text:tab/><text:tab/><text:tab/>2<text:tab/> <text:s text:c="2"/>6</text:p>
      <text:p text:style-name="P7"><text:tab/>104 Bob Smith<text:tab/><text:tab/><text:tab/><text:tab/><text:tab/><text:tab/><text:tab/>7<text:tab/> <text:s text:c="2"/>8</text:p>
      <text:p text:style-name="P7"><text:tab/>105 Emma Watson <text:tab/><text:tab/><text:tab/><text:tab/><text:tab/> <text:s text:c="11"/><text:tab/>8<text:tab/> <text:s text:c="2"/>6</text:p>
      <text:p text:style-name="P7"><text:tab/>105 Emma Watson <text:tab/><text:tab/><text:tab/><text:tab/><text:tab/><text:tab/> <text:s text:c="9"/>8<text:tab/> <text:s text:c="2"/>6</text:p>
      <text:p text:style-name="P7"><text:tab/>109 rohan<text:tab/><text:tab/><text:tab/><text:tab/><text:tab/><text:tab/> <text:s text:c="19"/>10<text:tab/> <text:s/>20</text:p>
      <text:p text:style-name="P7"/>
      <text:p text:style-name="P7">6 rows selected.</text:p>
      <text:p text:style-name="P7"/>
      <text:p text:style-name="P7"/>
      <text:p text:style-name="P7"/>
      <text:p text:style-name="P7">delete from Student1 where roll_number=109;</text:p>
      <text:p text:style-name="P7">Operation: Delete; Action/Message: Deleting rohan</text:p>
      <text:p text:style-name="P7"/>
      <text:p text:style-name="P7">1 row deleted.</text:p>
      <text:p text:style-name="P7"/>
      <text:p text:style-name="P7">select*from Student1;</text:p>
      <text:p text:style-name="P7"/>
      <text:p text:style-name="P7">ROLL_NUMBER NAME<text:tab/><text:tab/><text:tab/><text:tab/><text:tab/><text:tab/> S1_GRADE <text:s text:c="2"/>S2_GRADE</text:p>
      <text:p text:style-name="P7">----------- -------------------------------------------------- ---------- ----------</text:p>
      <text:p text:style-name="P7"><text:tab/>102 Jone Smith<text:tab/><text:tab/><text:tab/><text:tab/><text:tab/><text:tab/> <text:s text:c="7"/>10<text:tab/> <text:s text:c="2"/>7</text:p>
      <text:p text:style-name="P7"><text:tab/>103 Alice Johnson<text:tab/><text:tab/><text:tab/><text:tab/><text:tab/><text:tab/> <text:s text:c="9"/>2<text:tab/> <text:s text:c="2"/>6</text:p>
      <text:p text:style-name="P7"><text:tab/>104 Bob Smith<text:tab/><text:tab/><text:tab/><text:tab/><text:tab/><text:tab/> <text:s text:c="9"/>7<text:tab/> <text:s text:c="2"/>8</text:p>
      <text:p text:style-name="P7"><text:tab/>105 Emma Watson <text:tab/><text:tab/><text:tab/><text:tab/><text:tab/><text:tab/> <text:s text:c="9"/>8<text:tab/> <text:s text:c="2"/>6</text:p>
      <text:p text:style-name="P7"><text:tab/>105 Emma Watson <text:tab/><text:tab/><text:tab/><text:tab/><text:tab/><text:tab/> <text:s text:c="9"/>8<text:tab/> <text:s text:c="2"/>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5:09:10.488941634</meta:creation-date>
    <meta:print-date>2024-10-07T15:39:52.654609625</meta:print-date>
    <dc:date>2024-10-07T15:56:33.431933781</dc:date>
    <meta:editing-duration>PT16M2S</meta:editing-duration>
    <meta:editing-cycles>1</meta:editing-cycles>
    <meta:document-statistic meta:table-count="0" meta:image-count="0" meta:object-count="0" meta:page-count="5" meta:paragraph-count="111" meta:word-count="512" meta:character-count="4278" meta:non-whitespace-character-count="3082"/>
    <meta:generator>LibreOffice/24.2.5.2$Linux_X86_64 LibreOffice_project/420$Build-2</meta:generator>
  </office:meta>
</office:document-meta>
</file>